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igenschaften Fernkampf Rittertum:</text:p>
      <text:p text:style-name="Standard"/>
      <text:p text:style-name="P1">Fernkämpfer I:</text:p>
      <text:p text:style-name="Standard">KG.Fernkampf +</text:p>
      <text:p text:style-name="Standard">schaltet einfache Fernkampfwaffen der jeweiligen Kultur frei(Fernwaffenkomplexität Stufe 1) </text:p>
      <text:p text:style-name="P1">Fernkämpfer II:</text:p>
      <text:p text:style-name="Standard">RD.Fernkampf +</text:p>
      <text:p text:style-name="Standard">KG.Fernkampf +</text:p>
      <text:p text:style-name="Standard"/>
      <text:p text:style-name="P1">Bogenschütze:</text:p>
      <text:p text:style-name="Standard">KG.Bogen +</text:p>
      <text:p text:style-name="Standard">schaltet Bogenkomplexität Stufe 2 frei</text:p>
      <text:p text:style-name="P1">Scharfschütze.Bogen:</text:p>
      <text:p text:style-name="Standard">KG.Bogen ++</text:p>
      <text:p text:style-name="Standard">schaltet Bogenkomplexität Stufe 3 frei</text:p>
      <text:p text:style-name="P1">Veteran.Bogen:</text:p>
      <text:p text:style-name="Standard">RD.Bogen ++</text:p>
      <text:p text:style-name="Standard">schaltet Bogenkomplexität Stufe 3 frei</text:p>
      <text:p text:style-name="Standard"/>
      <text:p text:style-name="P1">Meisterschütze.Bogen</text:p>
      <text:p text:style-name="P2">schaltet Bogenkomplexität Stufe 4 frei</text:p>
      <text:p text:style-name="Standard">(Heldenfähigkeit)</text:p>
      <text:p text:style-name="Standard"/>
      <text:p text:style-name="Standard"/>
      <text:p text:style-name="Standard">Veteran und Scharfschütze existieren ebenso für Armbrust und Musketen</text:p>
      <text:p text:style-name="Standard"/>
      <text:p text:style-name="P1">Armbrustschütze:</text:p>
      <text:p text:style-name="Standard">KG.Armbrust +</text:p>
      <text:p text:style-name="Standard">schaltet Armbrustkomplexität Stufe 2 frei</text:p>
      <text:p text:style-name="P1">Musketier:</text:p>
      <text:p text:style-name="P2">KG.Muskete +</text:p>
      <text:p text:style-name="P2">schaltet Musketenkomplexität Stufe 2 frei</text:p>
      <text:p text:style-name="P2"/>
      <text:p text:style-name="P2"/>
      <text:p text:style-name="P3">Extraeigenschaften:</text:p>
      <text:p text:style-name="P2"/>
      <text:p text:style-name="P2"/>
      <text:p text:style-name="P1">Tontaubenschießen:</text:p>
      <text:p text:style-name="P2">KG.Bogen + und KG.Armbrust + und KG.Muskete + gegen Flugeinheiten</text:p>
      <text:p text:style-name="P2">oder:</text:p>
      <text:p text:style-name="P2">KG.Bogen ++ und KG.Armbrust + und KG.Muskete + gegen Flugeinheiten</text:p>
      <text:p text:style-name="P2"/>
      <text:p text:style-name="P2"/>
      <text:p text:style-name="P2"/>
      <text:p text:style-name="P4"/>
      <text:p text:style-name="P4">Speere:</text:p>
      <text:p text:style-name="P4"/>
      <text:p text:style-name="P7">Speerkämpfer I:</text:p>
      <text:p text:style-name="P6">KG.Speer +</text:p>
      <text:p text:style-name="P6">Schaltet Speere und Wurfspeere der Komplexität Stufe 1 frei</text:p>
      <text:p text:style-name="P7">Speerkämpfer II:</text:p>
      <text:p text:style-name="P6"><text:soft-page-break/>KG.Speer +</text:p>
      <text:p text:style-name="P6">RD.Speer +</text:p>
      <text:p text:style-name="P6"/>
      <text:p text:style-name="P7">Lanzenkämpfer:</text:p>
      <text:p text:style-name="P6">RD.Speer +</text:p>
      <text:p text:style-name="P6">Schaltet Speere der Komplexität Stufe 2 frei</text:p>
      <text:p text:style-name="P6"/>
      <text:p text:style-name="P7">Wurfspeerkämpfer:</text:p>
      <text:p text:style-name="P6">KG.Speer +</text:p>
      <text:p text:style-name="P6">Schaltet Wurfspeere der Komplexitätsstufe 2 frei</text:p>
      <text:p text:style-name="P6"/>
      <text:p text:style-name="P7">Pikinier:</text:p>
      <text:p text:style-name="P6">KG.Speer ++</text:p>
      <text:p text:style-name="P6">Schaltet Speere der Komplexitätsstufe 3 frei sowie Wurfspeere der Komplexitätsstufe 2</text:p>
      <text:p text:style-name="P6">NOTE: nur ein x aus:{Pikinier, Hellebardier, Speerwerfer}</text:p>
      <text:p text:style-name="P6"/>
      <text:p text:style-name="P7">Meisterpikinier(Heldenfähigkeit):</text:p>
      <text:p text:style-name="P6">Schaltet Speere der Komplexitätsstufe 4 frei sowie Wurfspeere der Komplexitätsstufe 3</text:p>
      <text:p text:style-name="P6"/>
      <text:p text:style-name="P6"/>
      <text:p text:style-name="P7">Hellebardier:</text:p>
      <text:p text:style-name="P6">RD.Speer ++</text:p>
      <text:p text:style-name="P6">KG.Speer +</text:p>
      <text:p text:style-name="P6">Schaltet Speere der Komplexitätsstufe 3 frei</text:p>
      <text:p text:style-name="P6">NOTE: nur ein x aus:{Pikinier, Hellebardier, Speerwerfer}</text:p>
      <text:p text:style-name="P7">Meisterhellebardier(Heldenfähigkeit):</text:p>
      <text:p text:style-name="P6">Schaltet Speere der Komplexitätsstufe 4 frei</text:p>
      <text:p text:style-name="P6"/>
      <text:p text:style-name="P7">Speerwerfer:</text:p>
      <text:p text:style-name="P6">KG.Speer ++</text:p>
      <text:p text:style-name="P6">RD.Speer +</text:p>
      <text:p text:style-name="P6">Schaltet Wurfspeere der Komplexitätsstufe 3 frei</text:p>
      <text:p text:style-name="P6">NOTE: nur ein x aus:{Pikinier, Hellebardier, Speerwerfer}</text:p>
      <text:p text:style-name="P7">Meisterspeerwerfer(Heldenfähigkeit):</text:p>
      <text:p text:style-name="P6">Schaltet Wurfspeere der Komplexitätsstufe 4 frei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Schwerter, Äxte und Dolche</text:p>
      <text:p text:style-name="P4"/>
      <text:p text:style-name="P4"/>
      <text:p text:style-name="P7"><text:soft-page-break/>Nahkämpfer:</text:p>
      <text:p text:style-name="P6">-KG.Dolch +</text:p>
      <text:p text:style-name="P6">-KG.Axt +</text:p>
      <text:p text:style-name="P6">-KG.Schwert +</text:p>
      <text:p text:style-name="P6">Schaltet Dolche, Äxte und Schwerter der Komplexitätsstufe 1 frei</text:p>
      <text:p text:style-name="P6"/>
      <text:p text:style-name="P7">Nahkämpfer II:</text:p>
      <text:p text:style-name="P6">-KG.Schwert +</text:p>
      <text:p text:style-name="P6"><text:s/>RD.Schwert +</text:p>
      <text:p text:style-name="P6">-KG.Axt ++</text:p>
      <text:p text:style-name="P6">-KG.Dolch ++</text:p>
      <text:p text:style-name="P6"/>
      <text:p text:style-name="P7">Schwertkämpfer</text:p>
      <text:p text:style-name="P6">-KG.Schwert +</text:p>
      <text:p text:style-name="P6">Schaltet Schwerter der Komplexitätsstufe 2 frei</text:p>
      <text:p text:style-name="P6"/>
      <text:p text:style-name="P7">Langschwertkämpfer:</text:p>
      <text:p text:style-name="P6">-RD.Schwert +</text:p>
      <text:p text:style-name="P6">-KG.Schwert ++</text:p>
      <text:p text:style-name="P6">Schaltet Schwerter der Komplexitätsstufe 3 frei</text:p>
      <text:p text:style-name="P7">Langschwertmeister(Heldenfähigkeit):</text:p>
      <text:p text:style-name="P6">Schaltet Schwerter der Komplexitätsstufe 4 frei</text:p>
      <text:p text:style-name="P6"/>
      <text:p text:style-name="P7">„Schwert und Schild“-Kämpfer:</text:p>
      <text:p text:style-name="P6">-KG.Schwert ++</text:p>
      <text:p text:style-name="P6">-Verteidigung +</text:p>
      <text:p text:style-name="P6">Schaltet Schwerter der Komplexitätsstufe 3 frei</text:p>
      <text:p text:style-name="P7">„Schwert und Schild“-Meister(Heldenfähigkeit):</text:p>
      <text:p text:style-name="P6">Schaltet Schwerter der Komplexitätsstufe 4 frei</text:p>
      <text:p text:style-name="P6"/>
      <text:p text:style-name="P6">Optional:</text:p>
      <text:p text:style-name="P7">Talent(Eigenschaft):</text:p>
      <text:p text:style-name="P7">Windläufer</text:p>
      <text:p text:style-name="P6">-Falls Schwert oder Dolch ausgerüstet ist: Initiative +</text:p>
      <text:p text:style-name="P6"/>
      <text:p text:style-name="P6"/>
      <text:p text:style-name="P7">Axtkämpfer</text:p>
      <text:p text:style-name="P6">-RD.Axt +</text:p>
      <text:p text:style-name="P6">Schaltet Äxte der Komplexitätsstufe 2 frei</text:p>
      <text:p text:style-name="P7"/>
      <text:p text:style-name="P7">Kriegshammer:</text:p>
      <text:p text:style-name="P6">-RD.Axt ++</text:p>
      <text:p text:style-name="P6">-KG.Axt +</text:p>
      <text:p text:style-name="P6">Schaltet Äxte der Komplexitätsstufe 3 frei</text:p>
      <text:p text:style-name="P7">Meisterkriegshammer(Heldenfähigkeit):</text:p>
      <text:p text:style-name="P6">Schaltet Äxte der Komplexitätsstufe 4 frei</text:p>
      <text:p text:style-name="P6"/>
      <text:p text:style-name="P7">Streitkolben:</text:p>
      <text:p text:style-name="P6">-KG.Axt ++</text:p>
      <text:p text:style-name="P6">-RD.Axt +</text:p>
      <text:p text:style-name="P6">Schaltet Äxte der Komplexitätsstufe 3 frei</text:p>
      <text:p text:style-name="P7">Meisterstreitkolben(Heldenfähigkeit):</text:p>
      <text:p text:style-name="P6"><text:soft-page-break/>Schaltet Äxte der Komplexitätsstufe 4 frei</text:p>
      <text:p text:style-name="P6"/>
      <text:p text:style-name="P6">Schädelspalter(Axtfähigkeit):</text:p>
      <text:p text:style-name="P6">Falls Gegner gleichgroß oder kleiner:</text:p>
      <text:p text:style-name="P6">KG.Axt ++</text:p>
      <text:p text:style-name="P6"/>
      <text:p text:style-name="P7">Gauner:</text:p>
      <text:p text:style-name="P6">-KG.Dolch +</text:p>
      <text:p text:style-name="P6">Schaltet Dolche der Komplexitätsstufe 2 frei und Wurfmesser der Komplexitätsstufe 2 frei</text:p>
      <text:p text:style-name="P6"/>
      <text:p text:style-name="P7">Meuchelmörder:</text:p>
      <text:p text:style-name="P6">-KG.Dolch +++</text:p>
      <text:p text:style-name="P6">Schaltet Dolche der Komplexitätsstufe 3 frei</text:p>
      <text:p text:style-name="P7">Meistermeuchler(Heldenfähigkeit):</text:p>
      <text:p text:style-name="P6">Schaltet Dolche der Komplexitätsstufe 4 frei und Wurfmesser der Komplexitätsstufe 3 frei</text:p>
      <text:p text:style-name="P6"/>
      <text:p text:style-name="P6"/>
      <text:p text:style-name="P7">Dieb:</text:p>
      <text:p text:style-name="P6">-KG.Dolch ++</text:p>
      <text:p text:style-name="P6">Schaltet Wurfmesser der Komplexitätsstufe 3 frei und Dolche der Komplexitätsstufe 3 frei</text:p>
      <text:p text:style-name="P7">Meisterdieb(Heldenfähigkeit):</text:p>
      <text:p text:style-name="P6">Schaltet Wurfmesser der Komplexitätsstufe 4 frei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07T13:26:08.42</meta:creation-date>
    <dc:date>2012-03-08T13:42:34.16</dc:date>
    <dc:creator>Daniel Spanier</dc:creator>
    <meta:editing-duration>PT04H22M51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4" meta:paragraph-count="125" meta:word-count="427" meta:character-count="3488"/>
  </office:meta>
</office:document-meta>
</file>